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point">
        <table:table-column table:style-name="co1" table:default-cell-style-name="Default"/>
        <table:table-row>
          <table:table-cell office:value-type="string">
            <text:p>field</text:p>
          </table:table-cell>
        </table:table-row>
        <table:table-row>
          <table:table-cell/>
        </table:table-row>
        <table:table-row>
          <table:table-cell/>
        </table:table-row>
        <table:table-row>
          <table:table-cell/>
        </table:table-row>
        <table:table-row>
          <table:table-cell/>
        </table:table-row>
      </table:table>
      <table:table table:name="line">
        <table:table-column table:style-name="co1" table:default-cell-style-name="Default"/>
        <table:table-row>
          <table:table-cell office:value-type="string">
            <text:p>field</text:p>
          </table:table-cell>
        </table:table-row>
        <table:table-row>
          <table:table-cell office:value-type="float" office:value="3456"/>
        </table:table-row>
        <table:table-row>
          <table:table-cell office:value-type="float" office:value="6478"/>
        </table:table-row>
        <table:table-row>
          <table:table-cell office:value-type="float" office:value="123"/>
        </table:table-row>
      </table:table>
      <table:table table:name="polygon">
        <table:table-column table:style-name="co1" table:default-cell-style-name="Default"/>
        <table:table-row>
          <table:table-cell office:value-type="string">
            <text:p>field</text:p>
          </table:table-cell>
        </table:table-row>
        <table:table-row>
          <table:table-cell office:value-type="float" office:value="456"/>
        </table:table-row>
        <table:table-row>
          <table:table-cell office:value-type="float" office:value="213"/>
        </table:table-row>
      </table:table>
      <table:table table:name="multipolygon">
        <table:table-row>
</table:table-row>
        <table:table-row>
</table:table-row>
        <table:table-row>
</table:table-row>
      </table:table>
      <table:table table:name="nogeom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text_field</text:p>
          </table:table-cell>
          <table:table-cell office:value-type="string">
            <text:p>i32_field</text:p>
          </table:table-cell>
          <table:table-cell office:value-type="string">
            <text:p>i64_field</text:p>
          </table:table-cell>
          <table:table-cell office:value-type="string">
            <text:p>decimal_field</text:p>
          </table:table-cell>
          <table:table-cell office:value-type="string">
            <text:p>date_field</text:p>
          </table:table-cell>
          <table:table-cell office:value-type="string">
            <text:p>datetime_field</text:p>
          </table:table-cell>
          <table:table-cell office:value-type="string">
            <text:p>bool_field</text:p>
          </table:table-cell>
          <table:table-cell office:value-type="string">
            <text:p>blob_field</text:p>
          </table:table-cell>
          <table:table-cell office:value-type="string">
            <text:p>json_field</text:p>
          </table:table-cell>
        </table:table-row>
        <table:table-row>
          <table:table-cell office:value-type="string">
            <text:p>text</text:p>
          </table:table-cell>
          <table:table-cell office:value-type="float" office:value="10"/>
          <table:table-cell office:value-type="float" office:value="100"/>
          <table:table-cell office:value-type="float" office:value="1.5409999999999999"/>
          <table:table-cell table:style-name="stDate" office:value-type="date" office:date-value="1970-07-10">
            <text:p>10/07/1970</text:p>
          </table:table-cell>
          <table:table-cell table:style-name="stDateTime" office:value-type="date" office:date-value="2025-07-19T20:45:45">
            <text:p>19/07/2025 20:45:45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buzz</text:p>
          </table:table-cell>
          <table:table-cell office:value-type="float" office:value="374"/>
          <table:table-cell office:value-type="float" office:value="-1384"/>
          <table:table-cell office:value-type="float" office:value="-104.0921380000000056"/>
          <table:table-cell table:style-name="stDate" office:value-type="date" office:date-value="2010-05-25">
            <text:p>25/05/2010</text:p>
          </table:table-cell>
          <table:table-cell table:style-name="stDateTimeMilliseconds" office:value-type="date" office:date-value="2016-05-03T01:40:15.048">
            <text:p>03/05/2016 01:40:15.048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check</text:p>
          </table:table-cell>
          <table:table-cell office:value-type="float" office:value="173"/>
          <table:table-cell office:value-type="float" office:value="2474"/>
          <table:table-cell office:value-type="float" office:value="-170.2962670000000003"/>
          <table:table-cell table:style-name="stDate" office:value-type="date" office:date-value="2009-02-22">
            <text:p>22/02/2009</text:p>
          </table:table-cell>
          <table:table-cell table:style-name="stDateTimeMilliseconds" office:value-type="date" office:date-value="2015-12-13T04:04:17.556">
            <text:p>13/12/2015 04:04:17.556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die</text:p>
          </table:table-cell>
          <table:table-cell office:value-type="float" office:value="681"/>
          <table:table-cell office:value-type="float" office:value="-404"/>
          <table:table-cell office:value-type="float" office:value="7.1890989999999997"/>
          <table:table-cell table:style-name="stDate" office:value-type="date" office:date-value="2028-04-06">
            <text:p>06/04/2028</text:p>
          </table:table-cell>
          <table:table-cell table:style-name="stDateTimeMilliseconds" office:value-type="date" office:date-value="2023-12-28T17:57:16.036">
            <text:p>28/12/2023 17:57:16.036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participate</text:p>
          </table:table-cell>
          <table:table-cell office:value-type="float" office:value="967"/>
          <table:table-cell office:value-type="float" office:value="-3170"/>
          <table:table-cell office:value-type="float" office:value="72.2830529999999953"/>
          <table:table-cell table:style-name="stDate" office:value-type="date" office:date-value="2022-02-13">
            <text:p>13/02/2022</text:p>
          </table:table-cell>
          <table:table-cell table:style-name="stDateTimeMilliseconds" office:value-type="date" office:date-value="2025-12-12T02:11:45.662">
            <text:p>12/12/2025 02:11:45.662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huge</text:p>
          </table:table-cell>
          <table:table-cell office:value-type="float" office:value="980"/>
          <table:table-cell office:value-type="float" office:value="-403"/>
          <table:table-cell office:value-type="float" office:value="90.1888940000000048"/>
          <table:table-cell table:style-name="stDate" office:value-type="date" office:date-value="2013-06-29">
            <text:p>29/06/2013</text:p>
          </table:table-cell>
          <table:table-cell table:style-name="stDateTimeMilliseconds" office:value-type="date" office:date-value="2018-01-30T07:39:08.074">
            <text:p>30/01/2018 07:39:08.074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read</text:p>
          </table:table-cell>
          <table:table-cell office:value-type="float" office:value="295"/>
          <table:table-cell office:value-type="float" office:value="-1531"/>
          <table:table-cell office:value-type="float" office:value="-84.8845919999999978"/>
          <table:table-cell table:style-name="stDate" office:value-type="date" office:date-value="2023-08-27">
            <text:p>27/08/2023</text:p>
          </table:table-cell>
          <table:table-cell table:style-name="stDateTimeMilliseconds" office:value-type="date" office:date-value="2022-01-13T19:28:32.476">
            <text:p>13/01/2022 19:28:32.476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check</text:p>
          </table:table-cell>
          <table:table-cell office:value-type="float" office:value="894"/>
          <table:table-cell office:value-type="float" office:value="301"/>
          <table:table-cell office:value-type="float" office:value="165.4840849999999932"/>
          <table:table-cell table:style-name="stDate" office:value-type="date" office:date-value="2024-06-07">
            <text:p>07/06/2024</text:p>
          </table:table-cell>
          <table:table-cell table:style-name="stDateTimeMilliseconds" office:value-type="date" office:date-value="2024-03-09T14:32:41.238">
            <text:p>09/03/2024 14:32:41.238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strive</text:p>
          </table:table-cell>
          <table:table-cell office:value-type="float" office:value="841"/>
          <table:table-cell office:value-type="float" office:value="-1536"/>
          <table:table-cell office:value-type="float" office:value="43.6592550000000017"/>
          <table:table-cell table:style-name="stDate" office:value-type="date" office:date-value="2020-12-29">
            <text:p>29/12/2020</text:p>
          </table:table-cell>
          <table:table-cell table:style-name="stDateTimeMilliseconds" office:value-type="date" office:date-value="2029-01-26T07:53:25.466">
            <text:p>26/01/2029 07:53:25.466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strive</text:p>
          </table:table-cell>
          <table:table-cell office:value-type="float" office:value="729"/>
          <table:table-cell office:value-type="float" office:value="4101"/>
          <table:table-cell office:value-type="float" office:value="-192.6251460000000009"/>
          <table:table-cell table:style-name="stDate" office:value-type="date" office:date-value="2018-12-22">
            <text:p>22/12/2018</text:p>
          </table:table-cell>
          <table:table-cell table:style-name="stDateTimeMilliseconds" office:value-type="date" office:date-value="2019-12-23T21:51:52.335">
            <text:p>23/12/2019 21:51:52.335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fall</text:p>
          </table:table-cell>
          <table:table-cell office:value-type="float" office:value="456"/>
          <table:table-cell office:value-type="float" office:value="3834"/>
          <table:table-cell office:value-type="float" office:value="-152.6885320000000092"/>
          <table:table-cell table:style-name="stDate" office:value-type="date" office:date-value="2029-04-17">
            <text:p>17/04/2029</text:p>
          </table:table-cell>
          <table:table-cell table:style-name="stDateTimeMilliseconds" office:value-type="date" office:date-value="2016-07-04T06:13:35.176">
            <text:p>04/07/2016 06:13:35.176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participate</text:p>
          </table:table-cell>
          <table:table-cell office:value-type="float" office:value="595"/>
          <table:table-cell office:value-type="float" office:value="-219"/>
          <table:table-cell office:value-type="float" office:value="56.6658580000000001"/>
          <table:table-cell table:style-name="stDate" office:value-type="date" office:date-value="2016-06-23">
            <text:p>23/06/2016</text:p>
          </table:table-cell>
          <table:table-cell table:style-name="stDateTimeMilliseconds" office:value-type="date" office:date-value="2009-09-10T01:26:32.349">
            <text:p>10/09/2009 01:26:32.349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study</text:p>
          </table:table-cell>
          <table:table-cell office:value-type="float" office:value="518"/>
          <table:table-cell office:value-type="float" office:value="4042"/>
          <table:table-cell office:value-type="float" office:value="14.8596419999999991"/>
          <table:table-cell table:style-name="stDate" office:value-type="date" office:date-value="2028-12-22">
            <text:p>22/12/2028</text:p>
          </table:table-cell>
          <table:table-cell table:style-name="stDateTimeMilliseconds" office:value-type="date" office:date-value="2015-03-22T08:33:33.770">
            <text:p>22/03/2015 08:33:33.770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respect</text:p>
          </table:table-cell>
          <table:table-cell office:value-type="float" office:value="577"/>
          <table:table-cell office:value-type="float" office:value="3366"/>
          <table:table-cell office:value-type="float" office:value="5.5267590000000002"/>
          <table:table-cell table:style-name="stDate" office:value-type="date" office:date-value="2012-11-27">
            <text:p>27/11/2012</text:p>
          </table:table-cell>
          <table:table-cell table:style-name="stDateTimeMilliseconds" office:value-type="date" office:date-value="2019-01-02T10:08:57.047">
            <text:p>02/01/2019 10:08:57.047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die</text:p>
          </table:table-cell>
          <table:table-cell office:value-type="float" office:value="434"/>
          <table:table-cell office:value-type="float" office:value="2946"/>
          <table:table-cell office:value-type="float" office:value="164.0851649999999893"/>
          <table:table-cell table:style-name="stDate" office:value-type="date" office:date-value="2025-06-11">
            <text:p>11/06/2025</text:p>
          </table:table-cell>
          <table:table-cell table:style-name="stDateTimeMilliseconds" office:value-type="date" office:date-value="2026-06-17T07:23:28.466">
            <text:p>17/06/2026 07:23:28.466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verify</text:p>
          </table:table-cell>
          <table:table-cell office:value-type="float" office:value="-28"/>
          <table:table-cell office:value-type="float" office:value="1443"/>
          <table:table-cell office:value-type="float" office:value="45.9414030000000011"/>
          <table:table-cell table:style-name="stDate" office:value-type="date" office:date-value="2027-03-03">
            <text:p>03/03/2027</text:p>
          </table:table-cell>
          <table:table-cell table:style-name="stDateTimeMilliseconds" office:value-type="date" office:date-value="2008-06-10T19:20:09.165">
            <text:p>10/06/2008 19:20:09.165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study</text:p>
          </table:table-cell>
          <table:table-cell office:value-type="float" office:value="206"/>
          <table:table-cell office:value-type="float" office:value="2529"/>
          <table:table-cell office:value-type="float" office:value="-129.4703529999999887"/>
          <table:table-cell table:style-name="stDate" office:value-type="date" office:date-value="2009-06-05">
            <text:p>05/06/2009</text:p>
          </table:table-cell>
          <table:table-cell table:style-name="stDateTimeMilliseconds" office:value-type="date" office:date-value="2009-12-15T09:45:58.501">
            <text:p>15/12/2009 09:45:58.501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verify</text:p>
          </table:table-cell>
          <table:table-cell office:value-type="float" office:value="540"/>
          <table:table-cell office:value-type="float" office:value="-3621"/>
          <table:table-cell office:value-type="float" office:value="70.0066039999999958"/>
          <table:table-cell table:style-name="stDate" office:value-type="date" office:date-value="2026-02-26">
            <text:p>26/02/2026</text:p>
          </table:table-cell>
          <table:table-cell table:style-name="stDateTimeMilliseconds" office:value-type="date" office:date-value="2022-01-21T08:04:41.328">
            <text:p>21/01/2022 08:04:41.328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verify</text:p>
          </table:table-cell>
          <table:table-cell office:value-type="float" office:value="-92"/>
          <table:table-cell office:value-type="float" office:value="2104"/>
          <table:table-cell office:value-type="float" office:value="85.8311810000000008"/>
          <table:table-cell table:style-name="stDate" office:value-type="date" office:date-value="2021-03-05">
            <text:p>05/03/2021</text:p>
          </table:table-cell>
          <table:table-cell table:style-name="stDateTimeMilliseconds" office:value-type="date" office:date-value="2022-04-05T02:29:18.756">
            <text:p>05/04/2022 02:29:18.756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murky</text:p>
          </table:table-cell>
          <table:table-cell office:value-type="float" office:value="163"/>
          <table:table-cell office:value-type="float" office:value="3234"/>
          <table:table-cell office:value-type="float" office:value="59.2998990000000035"/>
          <table:table-cell table:style-name="stDate" office:value-type="date" office:date-value="2016-11-23">
            <text:p>23/11/2016</text:p>
          </table:table-cell>
          <table:table-cell table:style-name="stDateTimeMilliseconds" office:value-type="date" office:date-value="2012-07-28T01:56:33.320">
            <text:p>28/07/2012 01:56:33.320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arrest</text:p>
          </table:table-cell>
          <table:table-cell office:value-type="float" office:value="670"/>
          <table:table-cell office:value-type="float" office:value="2865"/>
          <table:table-cell office:value-type="float" office:value="-165.1159010000000080"/>
          <table:table-cell table:style-name="stDate" office:value-type="date" office:date-value="2019-04-19">
            <text:p>19/04/2019</text:p>
          </table:table-cell>
          <table:table-cell table:style-name="stDateTimeMilliseconds" office:value-type="date" office:date-value="2026-11-27T03:46:43.114">
            <text:p>27/11/2026 03:46:43.114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participate</text:p>
          </table:table-cell>
          <table:table-cell office:value-type="float" office:value="261"/>
          <table:table-cell office:value-type="float" office:value="204"/>
          <table:table-cell office:value-type="float" office:value="-90.8692989999999980"/>
          <table:table-cell table:style-name="stDate" office:value-type="date" office:date-value="2013-07-16">
            <text:p>16/07/2013</text:p>
          </table:table-cell>
          <table:table-cell table:style-name="stDateTimeMilliseconds" office:value-type="date" office:date-value="2019-11-13T17:56:37.309">
            <text:p>13/11/2019 17:56:37.309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loving</text:p>
          </table:table-cell>
          <table:table-cell office:value-type="float" office:value="615"/>
          <table:table-cell office:value-type="float" office:value="4905"/>
          <table:table-cell office:value-type="float" office:value="-135.9313669999999945"/>
          <table:table-cell table:style-name="stDate" office:value-type="date" office:date-value="2024-06-12">
            <text:p>12/06/2024</text:p>
          </table:table-cell>
          <table:table-cell table:style-name="stDateTimeMilliseconds" office:value-type="date" office:date-value="2015-01-11T10:11:40.443">
            <text:p>11/01/2015 10:11:40.443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breath</text:p>
          </table:table-cell>
          <table:table-cell office:value-type="float" office:value="873"/>
          <table:table-cell office:value-type="float" office:value="-3744"/>
          <table:table-cell office:value-type="float" office:value="23.0268249999999988"/>
          <table:table-cell table:style-name="stDate" office:value-type="date" office:date-value="2009-06-17">
            <text:p>17/06/2009</text:p>
          </table:table-cell>
          <table:table-cell table:style-name="stDateTimeMilliseconds" office:value-type="date" office:date-value="2021-06-18T19:26:26.856">
            <text:p>18/06/2021 19:26:26.856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breath</text:p>
          </table:table-cell>
          <table:table-cell office:value-type="float" office:value="507"/>
          <table:table-cell office:value-type="float" office:value="-1789"/>
          <table:table-cell office:value-type="float" office:value="181.1818969999999922"/>
          <table:table-cell table:style-name="stDate" office:value-type="date" office:date-value="2026-02-08">
            <text:p>08/02/2026</text:p>
          </table:table-cell>
          <table:table-cell table:style-name="stDateTimeMilliseconds" office:value-type="date" office:date-value="2011-04-23T12:40:14.519">
            <text:p>23/04/2011 12:40:14.519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read</text:p>
          </table:table-cell>
          <table:table-cell office:value-type="float" office:value="134"/>
          <table:table-cell office:value-type="float" office:value="307"/>
          <table:table-cell office:value-type="float" office:value="-115.4389840000000049"/>
          <table:table-cell table:style-name="stDate" office:value-type="date" office:date-value="2008-02-02">
            <text:p>02/02/2008</text:p>
          </table:table-cell>
          <table:table-cell table:style-name="stDateTimeMilliseconds" office:value-type="date" office:date-value="2029-01-05T19:17:11.004">
            <text:p>05/01/2029 19:17:11.004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breath</text:p>
          </table:table-cell>
          <table:table-cell office:value-type="float" office:value="177"/>
          <table:table-cell office:value-type="float" office:value="-4535"/>
          <table:table-cell office:value-type="float" office:value="-20.3051309999999994"/>
          <table:table-cell table:style-name="stDate" office:value-type="date" office:date-value="2025-06-03">
            <text:p>03/06/2025</text:p>
          </table:table-cell>
          <table:table-cell table:style-name="stDateTimeMilliseconds" office:value-type="date" office:date-value="2017-05-24T17:41:15.977">
            <text:p>24/05/2017 17:41:15.977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participate</text:p>
          </table:table-cell>
          <table:table-cell office:value-type="float" office:value="400"/>
          <table:table-cell office:value-type="float" office:value="2477"/>
          <table:table-cell office:value-type="float" office:value="57.7605610000000027"/>
          <table:table-cell table:style-name="stDate" office:value-type="date" office:date-value="2023-09-04">
            <text:p>04/09/2023</text:p>
          </table:table-cell>
          <table:table-cell table:style-name="stDateTimeMilliseconds" office:value-type="date" office:date-value="2009-11-14T14:39:00.661">
            <text:p>14/11/2009 14:39:00.661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tremble</text:p>
          </table:table-cell>
          <table:table-cell office:value-type="float" office:value="-7"/>
          <table:table-cell office:value-type="float" office:value="-4141"/>
          <table:table-cell office:value-type="float" office:value="163.7739819999999895"/>
          <table:table-cell table:style-name="stDate" office:value-type="date" office:date-value="2013-02-20">
            <text:p>20/02/2013</text:p>
          </table:table-cell>
          <table:table-cell table:style-name="stDateTimeMilliseconds" office:value-type="date" office:date-value="2023-05-15T05:32:31.008">
            <text:p>15/05/2023 05:32:31.008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study</text:p>
          </table:table-cell>
          <table:table-cell office:value-type="float" office:value="873"/>
          <table:table-cell office:value-type="float" office:value="-3609"/>
          <table:table-cell office:value-type="float" office:value="45.9204089999999994"/>
          <table:table-cell table:style-name="stDate" office:value-type="date" office:date-value="2011-07-05">
            <text:p>05/07/2011</text:p>
          </table:table-cell>
          <table:table-cell table:style-name="stDateTimeMilliseconds" office:value-type="date" office:date-value="2027-03-31T08:35:38.187">
            <text:p>31/03/2027 08:35:38.187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raspy</text:p>
          </table:table-cell>
          <table:table-cell office:value-type="float" office:value="842"/>
          <table:table-cell office:value-type="float" office:value="4792"/>
          <table:table-cell office:value-type="float" office:value="95.7860270000000043"/>
          <table:table-cell table:style-name="stDate" office:value-type="date" office:date-value="2015-06-20">
            <text:p>20/06/2015</text:p>
          </table:table-cell>
          <table:table-cell table:style-name="stDateTimeMilliseconds" office:value-type="date" office:date-value="2021-05-14T10:08:54.558">
            <text:p>14/05/2021 10:08:54.558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current</text:p>
          </table:table-cell>
          <table:table-cell office:value-type="float" office:value="323"/>
          <table:table-cell office:value-type="float" office:value="-1861"/>
          <table:table-cell office:value-type="float" office:value="-82.2597820000000013"/>
          <table:table-cell table:style-name="stDate" office:value-type="date" office:date-value="2019-09-02">
            <text:p>02/09/2019</text:p>
          </table:table-cell>
          <table:table-cell table:style-name="stDateTimeMilliseconds" office:value-type="date" office:date-value="2020-01-20T22:50:05.982">
            <text:p>20/01/2020 22:50:05.982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bloody</text:p>
          </table:table-cell>
          <table:table-cell office:value-type="float" office:value="418"/>
          <table:table-cell office:value-type="float" office:value="4161"/>
          <table:table-cell office:value-type="float" office:value="125.6148950000000042"/>
          <table:table-cell table:style-name="stDate" office:value-type="date" office:date-value="2014-06-16">
            <text:p>16/06/2014</text:p>
          </table:table-cell>
          <table:table-cell table:style-name="stDateTimeMilliseconds" office:value-type="date" office:date-value="2019-01-07T06:42:48.012">
            <text:p>07/01/2019 06:42:48.012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murky</text:p>
          </table:table-cell>
          <table:table-cell office:value-type="float" office:value="918"/>
          <table:table-cell office:value-type="float" office:value="-4092"/>
          <table:table-cell office:value-type="float" office:value="196.3670590000000118"/>
          <table:table-cell table:style-name="stDate" office:value-type="date" office:date-value="2021-06-24">
            <text:p>24/06/2021</text:p>
          </table:table-cell>
          <table:table-cell table:style-name="stDateTimeMilliseconds" office:value-type="date" office:date-value="2025-01-11T09:39:58.739">
            <text:p>11/01/2025 09:39:58.739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current</text:p>
          </table:table-cell>
          <table:table-cell office:value-type="float" office:value="212"/>
          <table:table-cell office:value-type="float" office:value="4349"/>
          <table:table-cell office:value-type="float" office:value="106.5620749999999930"/>
          <table:table-cell table:style-name="stDate" office:value-type="date" office:date-value="2026-12-26">
            <text:p>26/12/2026</text:p>
          </table:table-cell>
          <table:table-cell table:style-name="stDateTimeMilliseconds" office:value-type="date" office:date-value="2011-06-16T13:44:14.665">
            <text:p>16/06/2011 13:44:14.665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read</text:p>
          </table:table-cell>
          <table:table-cell office:value-type="float" office:value="-51"/>
          <table:table-cell office:value-type="float" office:value="-425"/>
          <table:table-cell office:value-type="float" office:value="154.3314809999999966"/>
          <table:table-cell table:style-name="stDate" office:value-type="date" office:date-value="2026-06-09">
            <text:p>09/06/2026</text:p>
          </table:table-cell>
          <table:table-cell table:style-name="stDateTimeMilliseconds" office:value-type="date" office:date-value="2013-10-12T12:47:54.145">
            <text:p>12/10/2013 12:47:54.145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verify</text:p>
          </table:table-cell>
          <table:table-cell office:value-type="float" office:value="870"/>
          <table:table-cell office:value-type="float" office:value="-3350"/>
          <table:table-cell office:value-type="float" office:value="73.2978499999999968"/>
          <table:table-cell table:style-name="stDate" office:value-type="date" office:date-value="2013-01-29">
            <text:p>29/01/2013</text:p>
          </table:table-cell>
          <table:table-cell table:style-name="stDateTimeMilliseconds" office:value-type="date" office:date-value="2011-04-02T17:39:28.947">
            <text:p>02/04/2011 17:39:28.947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loving</text:p>
          </table:table-cell>
          <table:table-cell office:value-type="float" office:value="13"/>
          <table:table-cell office:value-type="float" office:value="2095"/>
          <table:table-cell office:value-type="float" office:value="98.9440129999999982"/>
          <table:table-cell table:style-name="stDate" office:value-type="date" office:date-value="2017-09-20">
            <text:p>20/09/2017</text:p>
          </table:table-cell>
          <table:table-cell table:style-name="stDateTimeMilliseconds" office:value-type="date" office:date-value="2028-12-11T02:01:38.787">
            <text:p>11/12/2028 02:01:38.787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verify</text:p>
          </table:table-cell>
          <table:table-cell office:value-type="float" office:value="356"/>
          <table:table-cell office:value-type="float" office:value="-4767"/>
          <table:table-cell office:value-type="float" office:value="-103.2347270000000066"/>
          <table:table-cell table:style-name="stDate" office:value-type="date" office:date-value="2008-08-18">
            <text:p>18/08/2008</text:p>
          </table:table-cell>
          <table:table-cell table:style-name="stDateTimeMilliseconds" office:value-type="date" office:date-value="2016-10-09T16:58:43.109">
            <text:p>09/10/2016 16:58:43.109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die</text:p>
          </table:table-cell>
          <table:table-cell office:value-type="float" office:value="3"/>
          <table:table-cell office:value-type="float" office:value="-3577"/>
          <table:table-cell office:value-type="float" office:value="-61.4587989999999991"/>
          <table:table-cell table:style-name="stDate" office:value-type="date" office:date-value="2021-08-13">
            <text:p>13/08/2021</text:p>
          </table:table-cell>
          <table:table-cell table:style-name="stDateTimeMilliseconds" office:value-type="date" office:date-value="2023-01-07T15:59:55.057">
            <text:p>07/01/2023 15:59:55.057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raspy</text:p>
          </table:table-cell>
          <table:table-cell office:value-type="float" office:value="634"/>
          <table:table-cell office:value-type="float" office:value="-113"/>
          <table:table-cell office:value-type="float" office:value="-13.1523869999999992"/>
          <table:table-cell table:style-name="stDate" office:value-type="date" office:date-value="2019-01-16">
            <text:p>16/01/2019</text:p>
          </table:table-cell>
          <table:table-cell table:style-name="stDateTimeMilliseconds" office:value-type="date" office:date-value="2027-04-28T21:35:52.459">
            <text:p>28/04/2027 21:35:52.459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murky</text:p>
          </table:table-cell>
          <table:table-cell office:value-type="float" office:value="306"/>
          <table:table-cell office:value-type="float" office:value="3620"/>
          <table:table-cell office:value-type="float" office:value="-1.4714700000000001"/>
          <table:table-cell table:style-name="stDate" office:value-type="date" office:date-value="2021-11-25">
            <text:p>25/11/2021</text:p>
          </table:table-cell>
          <table:table-cell table:style-name="stDateTimeMilliseconds" office:value-type="date" office:date-value="2016-03-15T04:34:20.185">
            <text:p>15/03/2016 04:34:20.185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bad</text:p>
          </table:table-cell>
          <table:table-cell office:value-type="float" office:value="987"/>
          <table:table-cell office:value-type="float" office:value="2034"/>
          <table:table-cell office:value-type="float" office:value="15.9205539999999992"/>
          <table:table-cell table:style-name="stDate" office:value-type="date" office:date-value="2009-09-08">
            <text:p>08/09/2009</text:p>
          </table:table-cell>
          <table:table-cell table:style-name="stDateTimeMilliseconds" office:value-type="date" office:date-value="2022-08-28T19:16:38.777">
            <text:p>28/08/2022 19:16:38.777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courageous</text:p>
          </table:table-cell>
          <table:table-cell office:value-type="float" office:value="584"/>
          <table:table-cell office:value-type="float" office:value="-90"/>
          <table:table-cell office:value-type="float" office:value="163.4970590000000072"/>
          <table:table-cell table:style-name="stDate" office:value-type="date" office:date-value="2023-03-24">
            <text:p>24/03/2023</text:p>
          </table:table-cell>
          <table:table-cell table:style-name="stDateTimeMilliseconds" office:value-type="date" office:date-value="2010-05-29T07:45:13.766">
            <text:p>29/05/2010 07:45:13.766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courageous</text:p>
          </table:table-cell>
          <table:table-cell office:value-type="float" office:value="572"/>
          <table:table-cell office:value-type="float" office:value="536"/>
          <table:table-cell office:value-type="float" office:value="-0.1348920000000000"/>
          <table:table-cell table:style-name="stDate" office:value-type="date" office:date-value="2025-07-27">
            <text:p>27/07/2025</text:p>
          </table:table-cell>
          <table:table-cell table:style-name="stDateTimeMilliseconds" office:value-type="date" office:date-value="2007-12-28T04:04:33.089">
            <text:p>28/12/2007 04:04:33.089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murky</text:p>
          </table:table-cell>
          <table:table-cell office:value-type="float" office:value="321"/>
          <table:table-cell office:value-type="float" office:value="3836"/>
          <table:table-cell office:value-type="float" office:value="-29.0198059999999991"/>
          <table:table-cell table:style-name="stDate" office:value-type="date" office:date-value="2013-09-14">
            <text:p>14/09/2013</text:p>
          </table:table-cell>
          <table:table-cell table:style-name="stDateTimeMilliseconds" office:value-type="date" office:date-value="2020-05-20T20:01:18.398">
            <text:p>20/05/2020 20:01:18.398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current</text:p>
          </table:table-cell>
          <table:table-cell office:value-type="float" office:value="946"/>
          <table:table-cell office:value-type="float" office:value="1786"/>
          <table:table-cell office:value-type="float" office:value="-75.8212840000000057"/>
          <table:table-cell table:style-name="stDate" office:value-type="date" office:date-value="2024-01-23">
            <text:p>23/01/2024</text:p>
          </table:table-cell>
          <table:table-cell table:style-name="stDateTimeMilliseconds" office:value-type="date" office:date-value="2015-06-29T17:44:11.773">
            <text:p>29/06/2015 17:44:11.773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bad</text:p>
          </table:table-cell>
          <table:table-cell office:value-type="float" office:value="906"/>
          <table:table-cell office:value-type="float" office:value="-4961"/>
          <table:table-cell office:value-type="float" office:value="58.5557640000000035"/>
          <table:table-cell table:style-name="stDate" office:value-type="date" office:date-value="2021-09-28">
            <text:p>28/09/2021</text:p>
          </table:table-cell>
          <table:table-cell table:style-name="stDateTimeMilliseconds" office:value-type="date" office:date-value="2017-05-19T03:07:07.501">
            <text:p>19/05/2017 03:07:07.501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fall</text:p>
          </table:table-cell>
          <table:table-cell office:value-type="float" office:value="655"/>
          <table:table-cell office:value-type="float" office:value="4850"/>
          <table:table-cell office:value-type="float" office:value="62.7688470000000009"/>
          <table:table-cell table:style-name="stDate" office:value-type="date" office:date-value="2022-01-25">
            <text:p>25/01/2022</text:p>
          </table:table-cell>
          <table:table-cell table:style-name="stDateTimeMilliseconds" office:value-type="date" office:date-value="2025-09-28T19:17:40.143">
            <text:p>28/09/2025 19:17:40.143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fall</text:p>
          </table:table-cell>
          <table:table-cell office:value-type="float" office:value="847"/>
          <table:table-cell office:value-type="float" office:value="-4739"/>
          <table:table-cell office:value-type="float" office:value="-189.7103299999999990"/>
          <table:table-cell table:style-name="stDate" office:value-type="date" office:date-value="2013-01-20">
            <text:p>20/01/2013</text:p>
          </table:table-cell>
          <table:table-cell table:style-name="stDateTimeMilliseconds" office:value-type="date" office:date-value="2028-10-30T08:16:35.507">
            <text:p>30/10/2028 08:16:35.507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scrawny</text:p>
          </table:table-cell>
          <table:table-cell office:value-type="float" office:value="227"/>
          <table:table-cell office:value-type="float" office:value="4535"/>
          <table:table-cell office:value-type="float" office:value="8.9276949999999999"/>
          <table:table-cell table:style-name="stDate" office:value-type="date" office:date-value="2019-06-29">
            <text:p>29/06/2019</text:p>
          </table:table-cell>
          <table:table-cell table:style-name="stDateTimeMilliseconds" office:value-type="date" office:date-value="2025-09-12T14:08:51.147">
            <text:p>12/09/2025 14:08:51.147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huge</text:p>
          </table:table-cell>
          <table:table-cell office:value-type="float" office:value="-12"/>
          <table:table-cell office:value-type="float" office:value="-4563"/>
          <table:table-cell office:value-type="float" office:value="-160.1456949999999892"/>
          <table:table-cell table:style-name="stDate" office:value-type="date" office:date-value="2007-11-27">
            <text:p>27/11/2007</text:p>
          </table:table-cell>
          <table:table-cell table:style-name="stDateTimeMilliseconds" office:value-type="date" office:date-value="2027-11-03T05:32:52.387">
            <text:p>03/11/2027 05:32:52.387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courageous</text:p>
          </table:table-cell>
          <table:table-cell office:value-type="float" office:value="731"/>
          <table:table-cell office:value-type="float" office:value="-2645"/>
          <table:table-cell office:value-type="float" office:value="-33.9738910000000018"/>
          <table:table-cell table:style-name="stDate" office:value-type="date" office:date-value="2009-04-14">
            <text:p>14/04/2009</text:p>
          </table:table-cell>
          <table:table-cell table:style-name="stDateTimeMilliseconds" office:value-type="date" office:date-value="2013-02-14T11:24:52.293">
            <text:p>14/02/2013 11:24:52.293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read</text:p>
          </table:table-cell>
          <table:table-cell office:value-type="float" office:value="100"/>
          <table:table-cell office:value-type="float" office:value="-1557"/>
          <table:table-cell office:value-type="float" office:value="-28.3231450000000002"/>
          <table:table-cell table:style-name="stDate" office:value-type="date" office:date-value="2011-03-13">
            <text:p>13/03/2011</text:p>
          </table:table-cell>
          <table:table-cell table:style-name="stDateTimeMilliseconds" office:value-type="date" office:date-value="2013-07-16T09:32:22.022">
            <text:p>16/07/2013 09:32:22.022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study</text:p>
          </table:table-cell>
          <table:table-cell office:value-type="float" office:value="56"/>
          <table:table-cell office:value-type="float" office:value="-674"/>
          <table:table-cell office:value-type="float" office:value="-162.8429360000000088"/>
          <table:table-cell table:style-name="stDate" office:value-type="date" office:date-value="2021-02-21">
            <text:p>21/02/2021</text:p>
          </table:table-cell>
          <table:table-cell table:style-name="stDateTimeMilliseconds" office:value-type="date" office:date-value="2010-06-28T16:41:23.595">
            <text:p>28/06/2010 16:41:23.595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bad</text:p>
          </table:table-cell>
          <table:table-cell office:value-type="float" office:value="702"/>
          <table:table-cell office:value-type="float" office:value="-198"/>
          <table:table-cell office:value-type="float" office:value="140.3287489999999877"/>
          <table:table-cell table:style-name="stDate" office:value-type="date" office:date-value="2022-03-20">
            <text:p>20/03/2022</text:p>
          </table:table-cell>
          <table:table-cell table:style-name="stDateTimeMilliseconds" office:value-type="date" office:date-value="2026-04-14T08:38:41.864">
            <text:p>14/04/2026 08:38:41.864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current</text:p>
          </table:table-cell>
          <table:table-cell office:value-type="float" office:value="430"/>
          <table:table-cell office:value-type="float" office:value="-3908"/>
          <table:table-cell office:value-type="float" office:value="-157.3293720000000064"/>
          <table:table-cell table:style-name="stDate" office:value-type="date" office:date-value="2013-09-27">
            <text:p>27/09/2013</text:p>
          </table:table-cell>
          <table:table-cell table:style-name="stDateTimeMilliseconds" office:value-type="date" office:date-value="2024-12-29T02:45:42.003">
            <text:p>29/12/2024 02:45:42.003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huge</text:p>
          </table:table-cell>
          <table:table-cell office:value-type="float" office:value="895"/>
          <table:table-cell office:value-type="float" office:value="1686"/>
          <table:table-cell office:value-type="float" office:value="53.5863379999999978"/>
          <table:table-cell table:style-name="stDate" office:value-type="date" office:date-value="2025-10-17">
            <text:p>17/10/2025</text:p>
          </table:table-cell>
          <table:table-cell table:style-name="stDateTimeMilliseconds" office:value-type="date" office:date-value="2018-10-12T13:54:14.202">
            <text:p>12/10/2018 13:54:14.202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read</text:p>
          </table:table-cell>
          <table:table-cell office:value-type="float" office:value="-18"/>
          <table:table-cell office:value-type="float" office:value="736"/>
          <table:table-cell office:value-type="float" office:value="41.9036609999999996"/>
          <table:table-cell table:style-name="stDate" office:value-type="date" office:date-value="2025-05-08">
            <text:p>08/05/2025</text:p>
          </table:table-cell>
          <table:table-cell table:style-name="stDateTimeMilliseconds" office:value-type="date" office:date-value="2014-02-23T16:35:14.647">
            <text:p>23/02/2014 16:35:14.647</text:p>
          </table:table-cell>
          <table:table-cell table:formula="of:=TRUE()" office:value-type="float" office:value="1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  <table:table-row>
          <table:table-cell office:value-type="string">
            <text:p>legal</text:p>
          </table:table-cell>
          <table:table-cell office:value-type="float" office:value="397"/>
          <table:table-cell office:value-type="float" office:value="-684"/>
          <table:table-cell office:value-type="float" office:value="166.4521070000000122"/>
          <table:table-cell table:style-name="stDate" office:value-type="date" office:date-value="2012-08-19">
            <text:p>19/08/2012</text:p>
          </table:table-cell>
          <table:table-cell table:style-name="stDateTimeMilliseconds" office:value-type="date" office:date-value="2020-04-12T16:57:19.989">
            <text:p>12/04/2020 16:57:19.989</text:p>
          </table:table-cell>
          <table:table-cell table:formula="of:=FALSE()" office:value-type="float" office:value="0"/>
          <table:table-cell office:value-type="string">
            <text:p>626C6F620A</text:p>
          </table:table-cell>
          <table:table-cell office:value-type="string">
            <text:p>{"another_key":"another_value","key":"value"}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